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ans Serif" svg:font-family="'Sans Serif'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FreeSans"/>
    </style:style>
    <style:style style:name="P2" style:family="paragraph" style:parent-style-name="Standard">
      <style:text-properties fo:color="#000000" style:font-name="FreeSans"/>
    </style:style>
    <style:style style:name="P3" style:family="paragraph" style:parent-style-name="Standard">
      <style:paragraph-properties fo:text-align="start" style:justify-single-word="false"/>
      <style:text-properties fo:color="#000000" style:font-name="FreeSans"/>
    </style:style>
    <style:style style:name="P4" style:family="paragraph" style:parent-style-name="Standard">
      <style:text-properties fo:color="#000000" style:font-name="FreeSans" fo:font-size="16pt"/>
    </style:style>
    <style:style style:name="P5" style:family="paragraph" style:parent-style-name="Standard">
      <style:paragraph-properties fo:text-align="start" style:justify-single-word="false"/>
      <style:text-properties fo:color="#000000" style:font-name="FreeSans" fo:font-size="16pt"/>
    </style:style>
    <style:style style:name="P6" style:family="paragraph" style:parent-style-name="Standard">
      <style:text-properties style:font-name="FreeSans"/>
    </style:style>
    <style:style style:name="P7" style:family="paragraph" style:parent-style-name="Standard">
      <style:text-properties style:font-name="FreeSans"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text-properties style:font-name="FreeSans" fo:font-size="12pt" fo:font-weight="bold" style:font-size-asian="10.5pt" style:font-weight-asian="bold" style:font-size-complex="12pt" style:font-weight-complex="bold"/>
    </style:style>
    <style:style style:name="P9" style:family="paragraph" style:parent-style-name="Standard">
      <style:text-properties style:font-name="FreeSans"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color="#000000" style:font-name="FreeSans"/>
    </style:style>
    <style:style style:name="P11" style:family="paragraph" style:parent-style-name="Standard">
      <style:text-properties style:font-name="FreeSans"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break-before="page"/>
      <style:text-properties fo:color="#000000" style:font-name="FreeSans" fo:font-size="20pt" fo:font-weight="bold"/>
    </style:style>
    <style:style style:name="P13" style:family="paragraph" style:parent-style-name="Document_20_Title" style:master-page-name="Standard">
      <style:paragraph-properties style:page-number="auto"/>
      <style:text-properties fo:color="#000000" style:font-name="FreeSans"/>
    </style:style>
    <style:style style:name="P14" style:family="paragraph" style:parent-style-name="Head_20_1">
      <style:paragraph-properties fo:text-align="start" style:justify-single-word="false"/>
      <style:text-properties fo:color="#000000" style:font-name="FreeSans"/>
    </style:style>
  </office:automatic-styles>
  <office:body>
    <office:text text:use-soft-page-breaks="true">
      <text:tracked-changes text:track-changes="false">
        <text:changed-region xml:id="ct159260928" text:id="ct159260928">
          <text:deletion>
            <office:change-info>
              <dc:creator>peter </dc:creator>
              <dc:date>2013-08-15T15:56:00</dc:date>
            </office:change-info>
            <text:p text:style-name="P1"/>
            <text:p text:style-name="P1"/>
          </text:deletion>
        </text:changed-region>
        <text:changed-region xml:id="ct159261024" text:id="ct159261024">
          <text:insertion>
            <office:change-info>
              <dc:creator>peter </dc:creator>
              <dc:date>2013-08-15T15:5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Interfaces</text:p>
      <text:p text:style-name="P1"/>
      <text:h text:style-name="P14" text:outline-level="1" text:is-list-header="true">HTTP</text:h>
      <text:p text:style-name="P3"/>
      <text:p text:style-name="P5">Port 4000</text:p>
      <text:p text:style-name="P3"/>
      <text:p text:style-name="P4">GET</text:p>
      <text:p text:style-name="P1"/>
      <text:p text:style-name="P1">'/'</text:p>
      <text:p text:style-name="P1">Redirect to index</text:p>
      <text:p text:style-name="P1"/>
      <text:p text:style-name="P1">'/ang'</text:p>
      <text:p text:style-name="P1">Redirect to test angular page</text:p>
      <text:p text:style-name="P1"/>
      <text:p text:style-name="P1">'/sensors'</text:p>
      <text:p text:style-name="P1">Lists all sensors in JSON format</text:p>
      <text:p text:style-name="P1"/>
      <text:p text:style-name="P1">'/sensors/{id}' {id is the number of an existing sensor}</text:p>
      <text:p text:style-name="P1">Shows one sensor in JSON format</text:p>
      <text:p text:style-name="P1"/>
      <text:p text:style-name="P1">'/sensors/num'</text:p>
      <text:p text:style-name="P1">Returns number of sensors as plain text only</text:p>
      <text:p text:style-name="P1">{Also if message body contains an ip will register that ip as watching the sensor returned}</text:p>
      <text:p text:style-name="P1"/>
      <text:p text:style-name="P1">'/{id}' {id is the number of an existing sensor}</text:p>
      <text:p text:style-name="P1">Returns value of sensor as plain text only</text:p>
      <text:p text:style-name="P1"/>
      <text:p text:style-name="P4">POST</text:p>
      <text:p text:style-name="P1"/>
      <text:p text:style-name="P1">'/sensors/add'</text:p>
      <text:p text:style-name="P1">Adds a sensor to the database; body should contain "city={cityName}" to become name of the sensor; returns "id:{id}"</text:p>
      <text:p text:style-name="P1"/>
      <text:p text:style-name="P1">'/sensors/clear'</text:p>
      <text:p text:style-name="P1">Completely empties the database</text:p>
      <text:p text:style-name="P1"/>
      <text:p text:style-name="P1">'/sensors/upd'</text:p>
      <text:p text:style-name="P1">Uses html form data to update the value of a sensor; should have id and val as parameters</text:p>
      <text:p text:style-name="P1"/>
      <text:p text:style-name="P1">'/sensors/{id}'</text:p>
      <text:p text:style-name="P1">Similar to above, but with only one parameter, val, with the other one being in the URL<text:change text:change-id="ct159260928"/><text:change-start text:change-id="ct159261024"/></text:p>
      <text:p text:style-name="P12"><text:change-end text:change-id="ct159261024"/>UDP</text:p>
      <text:p text:style-name="P1"/>
      <text:p text:style-name="P4">Port 4001 to send to server</text:p>
      <text:p text:style-name="P4">Port 4002 to receive from server</text:p>
      <text:p text:style-name="P1"/>
      <text:p text:style-name="P1">'get {id}'</text:p>
      <text:p text:style-name="P1">Returns via UDP the value of sensor number id. No formatting, just number</text:p>
      <text:p text:style-name="P1"/>
      <text:p text:style-name="P1">'set {id} {value}' </text:p>
      <text:p text:style-name="P1">Sets sensor number id to value</text:p>
      <text:p text:style-name="P6"/>
      <text:p text:style-name="P7">MQTT</text:p>
      <text:p text:style-name="P8"/>
      <text:p text:style-name="P9">Publish or subscribe to:</text:p>
      <text:p text:style-name="P9"/>
      <text:p text:style-name="P9">/sens/{id}</text:p>
      <text:p text:style-name="P9"/>
      <text:p text:style-name="P9">or</text:p>
      <text:p text:style-name="P9">/sens/meta</text:p>
      <text:p text:style-name="P9">For meta information – when a new sensor is added, cleared, etc;</text:p>
      <text:p text:style-name="P9">publish to meta:</text:p>
      <text:p text:style-name="P9"/>
      <text:p text:style-name="P9">clear</text:p>
      <text:p text:style-name="P9">Empties database</text:p>
      <text:p text:style-name="P9"/>
      <text:p text:style-name="P9">num</text:p>
      <text:p text:style-name="P9">Publishes number of sensors in database</text:p>
      <text:p text:style-name="P9"/>
      <text:p text:style-name="P9">add {name}</text:p>
      <text:p text:style-name="P9">Adds sensor to database</text:p>
      <text:p text:style-name="P9"/>
      <text:p text:style-name="P9">{id}:{val}</text:p>
      <text:p text:style-name="P9">Updates sensor id to value v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ans Serif" svg:font-family="'Sans Serif'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class="index">
      <style:paragraph-properties fo:margin="100%" fo:margin-left="2.54cm" fo:margin-right="0cm" fo:margin-top="0cm" fo:margin-bottom="0cm" fo:text-indent="0cm" style:auto-text-indent="false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New_20_style" style:display-name="New style" style:family="paragraph" style:next-style-name="Standard">
      <style:paragraph-properties fo:text-align="start" style:justify-single-word="false"/>
      <style:text-properties fo:color="#000000" style:font-name="Sans Serif" fo:font-size="12pt"/>
    </style:style>
    <style:style style:name="Contents_20_1" style:display-name="Contents 1" style:family="paragraph" style:class="index">
      <style:paragraph-properties fo:margin="100%" fo:margin-left="0cm" fo:margin-right="0cm" fo:margin-top="0cm" fo:margin-bottom="0cm" fo:text-indent="0cm" style:auto-text-indent="false"/>
    </style:style>
    <style:style style:name="Contents_20_2" style:display-name="Contents 2" style:family="paragraph" style:class="index">
      <style:paragraph-properties fo:margin="100%" fo:margin-left="0.282cm" fo:margin-right="0cm" fo:margin-top="0cm" fo:margin-bottom="0cm" fo:text-indent="0cm" style:auto-text-indent="false"/>
    </style:style>
    <style:style style:name="Contents_20_3" style:display-name="Contents 3" style:family="paragraph" style:class="index">
      <style:paragraph-properties fo:margin="100%" fo:margin-left="0.564cm" fo:margin-right="0cm" fo:margin-top="0cm" fo:margin-bottom="0cm" fo:text-indent="0cm" style:auto-text-indent="false"/>
    </style:style>
    <style:style style:name="Contents_20_4" style:display-name="Contents 4" style:family="paragraph" style:class="index">
      <style:paragraph-properties fo:margin="100%" fo:margin-left="0.847cm" fo:margin-right="0cm" fo:margin-top="0cm" fo:margin-bottom="0cm" fo:text-indent="0cm" style:auto-text-indent="false"/>
    </style:style>
    <style:style style:name="Contents_20_5" style:display-name="Contents 5" style:family="paragraph" style:class="index">
      <style:paragraph-properties fo:margin="100%" fo:margin-left="1.129cm" fo:margin-right="0cm" fo:margin-top="0cm" fo:margin-bottom="0cm" fo:text-indent="0cm" style:auto-text-indent="false"/>
    </style:style>
    <style:style style:name="Contents_20_6" style:display-name="Contents 6" style:family="paragraph" style:class="index">
      <style:paragraph-properties fo:margin="100%" fo:margin-left="1.411cm" fo:margin-right="0cm" fo:margin-top="0cm" fo:margin-bottom="0cm" fo:text-indent="0cm" style:auto-text-indent="false"/>
    </style:style>
    <style:style style:name="Contents_20_7" style:display-name="Contents 7" style:family="paragraph" style:class="index">
      <style:paragraph-properties fo:margin="100%" fo:margin-left="1.693cm" fo:margin-right="0cm" fo:margin-top="0cm" fo:margin-bottom="0cm" fo:text-indent="0cm" style:auto-text-indent="false"/>
    </style:style>
    <style:style style:name="Contents_20_8" style:display-name="Contents 8" style:family="paragraph" style:class="index">
      <style:paragraph-properties fo:margin="100%" fo:margin-left="1.976cm" fo:margin-right="0cm" fo:margin-top="0cm" fo:margin-bottom="0cm" fo:text-indent="0cm" style:auto-text-indent="false"/>
    </style:style>
    <style:style style:name="Contents_20_9" style:display-name="Contents 9" style:family="paragraph" style:class="index">
      <style:paragraph-properties fo:margin="100%" fo:margin-left="2.258cm" fo:margin-right="0cm" fo:margin-top="0cm" fo:margin-bottom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1" text:footnotes-position="page" text:start-numbering-at="document"/>
    <text:notes-configuration text:note-class="endnote" text:citation-style-name="Endnote_20_Symbol" text:master-page-name="Endnote" style:num-format="i" text:start-value="1"/>
    <text:bibliography-configuration text:prefix="[" text:suffix="]" fo:language="en" fo:country="GB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editing-cycles>1</meta:editing-cycles>
    <meta:creation-date>2013-08-15T16:02:02</meta:creation-date>
    <meta:editing-duration>P0D</meta:editing-duration>
    <meta:document-statistic meta:table-count="0" meta:image-count="0" meta:object-count="0" meta:page-count="2" meta:paragraph-count="48" meta:word-count="224" meta:character-count="1295" meta:non-whitespace-character-count="1118"/>
  </office:meta>
</office:document-meta>
</file>